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 fo:language="ru" fo:country="RU"/>
    </style:style>
    <style:style style:name="P31" style:parent-style-name="Standard" style:family="paragraph">
      <style:text-properties fo:font-size="14pt" style:font-size-asian="14pt" style:font-size-complex="14pt" fo:language="ru" fo:country="RU"/>
    </style:style>
    <style:style style:name="P32" style:parent-style-name="Standard" style:family="paragraph">
      <style:text-properties fo:font-size="14pt" style:font-size-asian="14pt" style:font-size-complex="14pt" fo:language="ru" fo:country="RU"/>
    </style:style>
    <style:style style:name="P33" style:parent-style-name="Standard" style:family="paragraph"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justify"/>
    </style:style>
    <style:style style:name="T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7" style:parent-style-name="Standard" style:family="paragraph">
      <style:paragraph-properties fo:text-align="justify"/>
    </style:style>
    <style:style style:name="T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1" style:parent-style-name="Standard" style:family="paragraph">
      <style:paragraph-properties fo:text-align="justify"/>
    </style:style>
    <style:style style:name="T1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5" style:parent-style-name="Standard" style:family="paragraph">
      <style:paragraph-properties fo:text-align="justify"/>
    </style:style>
    <style:style style:name="T1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1" style:parent-style-name="Standard" style:family="paragraph">
      <style:paragraph-properties fo:text-align="justify"/>
    </style:style>
    <style:style style:name="T1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7" style:parent-style-name="Standard" style:family="paragraph">
      <style:paragraph-properties fo:text-align="justify"/>
    </style:style>
    <style:style style:name="T1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7" style:parent-style-name="Standard" style:family="paragraph">
      <style:paragraph-properties fo:text-align="justify"/>
    </style:style>
    <style:style style:name="T1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1" style:parent-style-name="Standard" style:family="paragraph">
      <style:paragraph-properties fo:text-align="justify"/>
    </style:style>
    <style:style style:name="T1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justify"/>
    </style:style>
    <style:style style:name="T1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0" style:parent-style-name="Standard" style:family="paragraph">
      <style:paragraph-properties fo:text-align="justify"/>
    </style:style>
    <style:style style:name="T1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7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6" style:parent-style-name="Standard" style:family="paragraph">
      <style:paragraph-properties fo:text-align="justify"/>
    </style:style>
    <style:style style:name="T1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0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0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1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4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5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6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7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1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2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3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4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4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</office:automatic-styles>
  <office:body>
    <office:text text:use-soft-page-breaks="true">
      <text:p text:style-name="P1">МИНОБРНАУКИ РОССИИ</text:p>
      <text:p text:style-name="P2">ФЕДЕРАЛЬНОЕ ГОСУДАРСТВЕННОЕ БЮДЖЕТНОЕ</text:p>
      <text:p text:style-name="P3">ОБРАЗОВАТЕЛЬНОЕ УЧРЕЖДЕНИЕ ВЫСШЕГО</text:p>
      <text:p text:style-name="P4">ПРОФЕССИОНАЛЬНОГО ОБРАЗОВАНИЯ</text:p>
      <text:p text:style-name="P5">«ВОРОНЕЖСКИЙ ГОСУДАРСТВЕННЫЙ УНИВЕРСИТЕТ»</text:p>
      <text:p text:style-name="P6"/>
      <text:p text:style-name="P7"/>
      <text:p text:style-name="P8"/>
      <text:p text:style-name="P9">Математический<text:s/>факультет</text:p>
      <text:p text:style-name="P10"/>
      <text:p text:style-name="P11">Кафедра математического моделирования</text:p>
      <text:p text:style-name="P12"/>
      <text:p text:style-name="P13"/>
      <text:p text:style-name="P14"/>
      <text:p text:style-name="P15"/>
      <text:p text:style-name="P16"/>
      <text:p text:style-name="P17"/>
      <text:p text:style-name="P18">Методы сжатия информации и создание резервных копий</text:p>
      <text:p text:style-name="P19"/>
      <text:p text:style-name="P20">Лабораторная работа №1</text:p>
      <text:p text:style-name="P21"/>
      <text:p text:style-name="P22">Направление 10.05.04<text:s/>Информационно-аналитические системы безопасности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Обучающийся: <text:s/><text:s text:c="56"/><text:s text:c="21"/>Ручкин Р. А.</text:p>
      <text:p text:style-name="P32"><text:s/></text:p>
      <text:p text:style-name="P33">Преподаватель: <text:s/><text:s text:c="76"/>Завгородний М. Г.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Воронеж 2024</text:p>
      <text:p text:style-name="P45"/>
      <text:soft-page-break/>
      <text:p text:style-name="P46">Задания.</text:p>
      <text:p text:style-name="P47"/>
      <text:p text:style-name="P48"/>
      <text:p text:style-name="P49">1. Изучить работу<text:s/>программ архивирования и создания архивных копий.</text:p>
      <text:p text:style-name="P50"><text:tab/>Алгоритм решения:</text:p>
      <text:p text:style-name="P51"><text:span text:style-name="T52"><text:tab/>а) установить программы-архиваторы<text:s/></text:span><text:span text:style-name="T53">WinRAR</text:span><text:span text:style-name="T54"><text:s/>и<text:s/></text:span><text:span text:style-name="T55">WinZip</text:span></text:p>
      <text:p text:style-name="P56"><text:tab/>б) запустить их и рассмотреть все функции, которые они способны выполнять, посредством изучения действия всех предоставленных иконок<text:s/>действий и пунктов выпадающих меню</text:p>
      <text:p text:style-name="P57"><text:span text:style-name="T58"><text:tab/>в) прочесть дополнительную информацию на официальных сайтах данных программ<text:s/></text:span></text:p>
      <text:p text:style-name="P59"><text:span text:style-name="T60"><text:tab/>г) прочесть информацию о встроенной в<text:s/></text:span><text:span text:style-name="T61">Windows</text:span><text:span text:style-name="T62"><text:s/>утилите создания резервной копии</text:span></text:p>
      <text:p text:style-name="P63"/>
      <text:p text:style-name="P64"/>
      <text:p text:style-name="P65">2. Изучить один из методов сжатия информации.</text:p>
      <text:p text:style-name="P66"><text:tab/>Алгоритм решения:</text:p>
      <text:p text:style-name="P67"><text:span text:style-name="T68"><text:tab/>а) задать в поисковом окне браузера запрос по типу «методы сжатия информации» и изучить материалы какого-либо сайта<text:s/></text:span></text:p>
      <text:p text:style-name="P69"><text:tab/>б) выбрать один из алгоритмов и более подробно изучить его, посредством поиска дополнительной информации сети Интернет</text:p>
      <text:p text:style-name="P70"/>
      <text:p text:style-name="P71"/>
      <text:p text:style-name="P72">3. Создать алгоритм и написать программу, реализующую изученный Вами метод сжатия информации.</text:p>
      <text:p text:style-name="P73">4. Создать алгоритм и написать программу, выполняющую декомпрессию.</text:p>
      <text:p text:style-name="P74"><text:tab/>Эти 2 программы объединены в одну, где пользователь, вызывая одну из двух функций, определяет нужную ему операцию</text:p>
      <text:p text:style-name="P75"/>
      <text:p text:style-name="P76"><text:span text:style-name="T77"><text:tab/>Ниже приведен код программы на<text:s/></text:span><text:span text:style-name="T78">Python</text:span></text:p>
      <text:p text:style-name="P79"/>
      <text:p text:style-name="P80"/>
      <text:p text:style-name="P81">def compressor(input_file, output_file):</text:p>
      <text:p text:style-name="P82"><text:s text:c="4"/>with open(input_file, 'r') as f_in:</text:p>
      <text:p text:style-name="P83"><text:s text:c="8"/>input_file = f_in.read()</text:p>
      <text:p text:style-name="P84"><text:s text:c="4"/>compressed_file = ''</text:p>
      <text:p text:style-name="P85"><text:s text:c="4"/>i = 0</text:p>
      <text:p text:style-name="P86"><text:s text:c="4"/>while i &lt;= len(input_file) - 1:</text:p>
      <text:p text:style-name="P87"><text:s text:c="8"/>counter = 1</text:p>
      <text:p text:style-name="P88"><text:s text:c="8"/>counted_symbol = input_file[i]</text:p>
      <text:p text:style-name="P89"><text:s text:c="8"/>j = i</text:p>
      <text:p text:style-name="P90"><text:s text:c="8"/>while j &lt; len(input_file) - 1:</text:p>
      <text:p text:style-name="P91"><text:s text:c="12"/>if input_file[j] == input_file[j + 1]:</text:p>
      <text:p text:style-name="P92"><text:s text:c="16"/>counter += 1</text:p>
      <text:p text:style-name="P93"><text:s text:c="16"/>j += 1</text:p>
      <text:soft-page-break/>
      <text:p text:style-name="P94"><text:s text:c="12"/>else:</text:p>
      <text:p text:style-name="P95"><text:s text:c="16"/>break</text:p>
      <text:p text:style-name="P96"><text:s text:c="8"/>compressed_file = compressed_file + str(counter) + counted_symbol</text:p>
      <text:p text:style-name="P97"><text:s text:c="8"/>i = j + 1</text:p>
      <text:p text:style-name="P98"><text:s text:c="8"/>with open(output_file, 'w') as f_out:</text:p>
      <text:p text:style-name="P99"><text:s text:c="12"/>f_out.write(compressed_file)</text:p>
      <text:p text:style-name="P100"><text:s text:c="4"/>return compressed_file</text:p>
      <text:p text:style-name="P101"/>
      <text:p text:style-name="P102"/>
      <text:p text:style-name="P103">print(compressor('primer.txt', 'output.txt'))</text:p>
      <text:p text:style-name="P104"/>
      <text:p text:style-name="P105"/>
      <text:p text:style-name="P106">def decompressor(output_file, decompressed_file):</text:p>
      <text:p text:style-name="P107"><text:s text:c="4"/>with open(output_file, 'r') as f_in:</text:p>
      <text:p text:style-name="P108"><text:s text:c="8"/>output_file = f_in.read()</text:p>
      <text:p text:style-name="P109"><text:s text:c="4"/>output_string = ''</text:p>
      <text:p text:style-name="P110"><text:s text:c="4"/>i = 0</text:p>
      <text:p text:style-name="P111"><text:s text:c="4"/>while i &lt; len(output_file):</text:p>
      <text:p text:style-name="P112"><text:s text:c="8"/>if output_string[i].isdigit():</text:p>
      <text:p text:style-name="P113"><text:s text:c="12"/>count = int(output_string[i])</text:p>
      <text:p text:style-name="P114"><text:s text:c="12"/>output_string += output_string[i + 1] * count</text:p>
      <text:p text:style-name="P115"><text:s text:c="12"/>i += 2</text:p>
      <text:p text:style-name="P116"><text:s text:c="8"/>else:</text:p>
      <text:p text:style-name="P117"><text:s text:c="12"/>output_string += output_string[i]</text:p>
      <text:p text:style-name="P118"><text:s text:c="12"/>i += 1</text:p>
      <text:p text:style-name="P119"><text:s text:c="8"/>with open(output_file, 'w') as f_out:</text:p>
      <text:p text:style-name="P120"><text:s text:c="12"/>f_out.write(decompressed_file)</text:p>
      <text:p text:style-name="P121"><text:s text:c="4"/>return output_string</text:p>
      <text:p text:style-name="P122"/>
      <text:p text:style-name="P123"/>
      <text:p text:style-name="P124">print(decompressor('output.txt', 'output1.txt'))</text:p>
      <text:p text:style-name="P125"/>
      <text:p text:style-name="P126">5. Проверить работоспособность<text:s/>подготовленных Вами программ. Для этого выберите файл для сжатия. Преобразуйте его с помощью Вашей программы. Посмотрите на сколько изменился объем файла. Разархивируйте преобразованный файл и сравните его с исходным файлом.</text:p>
      <text:p text:style-name="P127"><text:tab/>Файлы, использованные для проверки работоспособности программы, прилагаются в электронном виде.</text:p>
      <text:p text:style-name="P128"><text:tab/>Опишем в текстовом виде проведенные проверки.</text:p>
      <text:p text:style-name="P129"/>
      <text:p text:style-name="P130">Проверка:</text:p>
      <text:p text:style-name="P131"><text:span text:style-name="T132"><text:tab/>Файл с расширением<text:s/></text:span><text:span text:style-name="T133">txt</text:span><text:span text:style-name="T134">.</text:span></text:p>
      <text:p text:style-name="P135"><text:span text:style-name="T136"><text:tab/>Текст:<text:s/></text:span><text:span text:style-name="T137">XXXXXXXXXXXXXXXXXXXXXXXXXXXXXXXXXXXXXXXXXXXXXXXXXXXXXXXXXXXXXXXXXXXXXXXXXXXXXXXXXXXXXXXXXXXXXX</text:span><text:soft-page-break/><text:span text:style-name="T138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</text:span><text:span text:style-name="T139">3кб</text:span><text:span text:style-name="T140">)</text:span></text:p>
      <text:p text:style-name="P141"><text:span text:style-name="T142"><text:tab/></text:span><text:span text:style-name="T143">Результат компрессии:<text:s/></text:span><text:span text:style-name="T144">516X560A647S494D</text:span></text:p>
      <text:p text:style-name="P145">(1кб)</text:p>
      <text:soft-page-break/>
      <text:p text:style-name="P146"><text:tab/></text:p>
      <text:p text:style-name="P147"><text:span text:style-name="T148">Результат<text:s/></text:span><text:span text:style-name="T149">дек</text:span><text:span text:style-name="T150">омпрессии:<text:s/></text:span><text:span text:style-name="T151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S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D</text:span><text:soft-page-break/><text:span text:style-name="T152">DDDDDDDDDDDDDDDDDDDDDDDDDDDDDDDDDDDDDDDDDDDDDDD</text:span><text:span text:style-name="T153">3кб<text:s/></text:span><text:span text:style-name="T154">(разницы с исходным файлом нет)</text:span></text:p>
      <text:p text:style-name="P155"/>
      <text:p text:style-name="P156">Проверка 2.</text:p>
      <text:p text:style-name="P157"><text:span text:style-name="T158"><text:tab/>Файл с расширением<text:s/></text:span><text:span text:style-name="T159">txt</text:span><text:span text:style-name="T160">.</text:span></text:p>
      <text:p text:style-name="P161"><text:span text:style-name="T162"><text:tab/>Текст:<text:s/></text:span><text:span text:style-name="T163">ZZ</text:span><text:span text:style-name="T164"><text:s/>(2 байта)</text:span></text:p>
      <text:p text:style-name="P165"><text:span text:style-name="T166"><text:tab/>Результат компрессии: 2</text:span><text:span text:style-name="T167">Z</text:span><text:span text:style-name="T168"><text:s/>(2 байта,<text:s/></text:span><text:span text:style-name="T169">нулевая эффективность сжатия)</text:span></text:p>
      <text:p text:style-name="P170"><text:span text:style-name="T171"><text:tab/>Результат декомпрессии:<text:s/></text:span><text:span text:style-name="T172">ZZ</text:span><text:span text:style-name="T173"><text:s/>(разницы с исходным файлом нет)</text:span></text:p>
      <text:p text:style-name="P174"/>
      <text:p text:style-name="P175"/>
      <text:p text:style-name="P176"><text:tab/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>Выводы.</text:p>
      <text:p text:style-name="P194"/>
      <text:p text:style-name="P195"/>
      <text:p text:style-name="P196"><text:span text:style-name="T197"><text:tab/>В заключении отметим, что в ходе работы мы познакомились с такими программами, как<text:s/></text:span><text:span text:style-name="T198">WinZip</text:span><text:span text:style-name="T199"><text:s/>и<text:s/></text:span><text:span text:style-name="T200">WinRAR</text:span><text:span text:style-name="T201">, а также встроенной в<text:s/></text:span><text:span text:style-name="T202">Windows</text:span><text:span text:style-name="T203"><text:s/></text:span><text:span text:style-name="T204">утилиты создания резервной копии системы, изучили алгоритм сжатия данных<text:s/></text:span><text:span text:style-name="T205">RLE</text:span><text:span text:style-name="T206"><text:s/>и реализовали компрессию и декомпрессию файла с его помощью в программе, проверили ее работоспособность, оценили преимущества и недостатки как программы так и самого метода сжатия</text:span><text:span text:style-name="T207">, назовем их:</text:span></text:p>
      <text:p text:style-name="P208"/>
      <text:p text:style-name="P209"><text:tab/>Плюсы:</text:p>
      <text:list text:style-name="LFO1" text:continue-numbering="true">
        <text:list-item>
          <text:p text:style-name="P210">сильное сжатие, экономящее большие объемы памяти при преобразовании файлов с большими последовательностями поочередно идущих одинаковых символов</text:p>
        </text:list-item>
        <text:list-item>
          <text:p text:style-name="P211">сжатие без потерь при кодировании непрерывных строк</text:p>
        </text:list-item>
      </text:list>
      <text:p text:style-name="P212"/>
      <text:p text:style-name="P213">Минусы:</text:p>
      <text:list text:style-name="LFO1" text:continue-numbering="true">
        <text:list-item>
          <text:p text:style-name="P214">игнорирование цифр как<text:s/>знаков</text:p>
        </text:list-item>
        <text:list-item>
          <text:p text:style-name="P215">игнорирование пробелов</text:p>
        </text:list-item>
        <text:list-item>
          <text:p text:style-name="P216">0 эффективность при 2 символах подряд</text:p>
        </text:list-item>
        <text:list-item>
          <text:p text:style-name="P217">отрицательная при отсутствии или малом количестве последовательностей одинаковых символов подряд</text:p>
        </text:list-item>
      </text:list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or</meta:initial-creator>
    <dc:creator>Администратор</dc:creator>
    <meta:creation-date>2024-02-26T17:13:00Z</meta:creation-date>
    <dc:date>2024-02-26T17:13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7" meta:paragraph-count="18" meta:word-count="1351" meta:character-count="9039" meta:row-count="64" meta:non-whitespace-character-count="7706"/>
  </office:meta>
</office:document-meta>
</file>